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.9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6" style:family="table-cell" style:parent-style-name="Default" style:data-style-name="N124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Default" style:data-style-name="N124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6" style:family="table-cell" style:parent-style-name="Default">
      <style:table-cell-properties fo:background-color="#8be9f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9" style:family="table-cell" style:parent-style-name="Default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3" table:default-cell-style-name="ce11"/>
        <table:table-column table:style-name="co1" table:number-columns-repeated="4" table:default-cell-style-name="ce11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0" table:default-cell-style-name="ce8"/>
        <table:table-column table:style-name="co1" table:number-columns-repeated="9" table:default-cell-style-name="ce19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ARGET</text:p>
          </table:table-cell>
          <table:table-cell table:style-name="ce6" table:number-columns-repeated="2"/>
          <table:table-cell table:style-name="ce1" table:number-columns-repeated="6"/>
          <table:table-cell table:style-name="ce12"/>
          <table:table-cell table:style-name="ce1" table:number-columns-repeated="1000"/>
          <table:table-cell table:style-name="ce16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SPELL_00000</text:p>
          </table:table-cell>
          <table:table-cell office:value-type="string" calcext:value-type="string">
            <text:p>health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RADIUS":null,</text:p>
            <text:p>"COOLDOWN":5,</text:p>
            <text:p>"CHANNELING_TIME":null,</text:p>
            <text:p>"CAST_TIME":null}</text:p>
          </table:table-cell>
          <table:table-cell office:value-type="string" calcext:value-type="string">
            <text:p>{"HEALTH":0,</text:p>
            <text:p>"MANA":0,</text:p>
            <text:p>"STAMINA":0}</text:p>
          </table:table-cell>
          <table:table-cell office:value-type="string" calcext:value-type="string">
            <text:p>{"HEALTH":10,</text:p>
            <text:p>"MANA":null,</text:p>
            <text:p>"STAMINA":null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1</text:p>
          </table:table-cell>
          <table:table-cell office:value-type="string" calcext:value-type="string">
            <text:p>mana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RADIUS":null,</text:p>
            <text:p>"COOLDOWN":5,</text:p>
            <text:p>"CHANNELING_TIME":null,</text:p>
            <text:p>"CAST_TIME":null}</text:p>
          </table:table-cell>
          <table:table-cell office:value-type="string" calcext:value-type="string">
            <text:p>{"HEALTH":null,</text:p>
            <text:p>"MANA":null,</text:p>
            <text:p>"STAMINA":null}</text:p>
          </table:table-cell>
          <table:table-cell office:value-type="string" calcext:value-type="string">
            <text:p>{"HEALTH":null,</text:p>
            <text:p>"MANA":10,</text:p>
            <text:p>"STAMINA":null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2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{"RANGE":10,</text:p>
            <text:p>"RADIUS":null,</text:p>
            <text:p>"COOLDOWN":null,</text:p>
            <text:p>"CHANNELING_TIME":null,</text:p>
            <text:p>"CAST_TIME":5}</text:p>
          </table:table-cell>
          <table:table-cell office:value-type="string" calcext:value-type="string">
            <text:p>{"HEALTH":-6,</text:p>
            <text:p>"MANA":-2,</text:p>
            <text:p>"STAMINA":-1}</text:p>
          </table:table-cell>
          <table:table-cell office:value-type="string" calcext:value-type="string">
            <text:p>{"HEALTH":-1,</text:p>
            <text:p>"MANA":-3,</text:p>
            <text:p>"STAMINA":-1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3</text:p>
          </table:table-cell>
          <table:table-cell office:value-type="string" calcext:value-type="string">
            <text:p>immolation</text:p>
          </table:table-cell>
          <table:table-cell office:value-type="string" calcext:value-type="string">
            <text:p>AOE</text:p>
          </table:table-cell>
          <table:table-cell office:value-type="string" calcext:value-type="string">
            <text:p>{"RANGE":null,</text:p>
            <text:p>"RADIUS":10,</text:p>
            <text:p>"COOLDOWN":5,</text:p>
            <text:p>"CHANNELING_TIME":null,</text:p>
            <text:p>"CAST_TIME":null}</text:p>
          </table:table-cell>
          <table:table-cell office:value-type="string" calcext:value-type="string">
            <text:p>{"HEALTH":-6,</text:p>
            <text:p>"MANA":-2,</text:p>
            <text:p>"STAMINA":-1}</text:p>
          </table:table-cell>
          <table:table-cell office:value-type="string" calcext:value-type="string">
            <text:p>{"HEALTH":-1,</text:p>
            <text:p>"MANA":-3,</text:p>
            <text:p>"STAMINA":-1}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number number:decimal-places="3" number:min-decimal-places="3" number:min-integer-digits="1" number:grouping="true"/>
    </number:number-style>
    <number:number-style style:name="N12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21:57:00.492807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26T21:58:29.549262496</dc:date>
    <meta:editing-duration>PT1H37M36S</meta:editing-duration>
    <meta:editing-cycles>26</meta:editing-cycles>
    <meta:generator>LibreOffice/7.1.4.2$Linux_X86_64 LibreOffice_project/10$Build-2</meta:generator>
    <meta:document-statistic meta:table-count="1" meta:cell-count="30" meta:object-count="0"/>
  </office:meta>
</office:document-meta>
</file>